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33cm"/>
    </style:style>
    <style:style style:name="co5" style:family="table-column">
      <style:table-column-properties fo:break-before="auto" style:column-width="4.085cm"/>
    </style:style>
    <style:style style:name="co6" style:family="table-column">
      <style:table-column-properties fo:break-before="auto" style:column-width="5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"/>
    <style:style style:name="ce3" style:family="table-cell" style:parent-style-name="Default" style:data-style-name="N81"/>
    <style:style style:name="ce4" style:family="table-cell" style:parent-style-name="Default">
      <style:table-cell-properties fo:border-bottom="none" fo:border-left="0.74pt ridge #000000" fo:border-right="none" fo:border-top="none"/>
    </style:style>
    <style:style style:name="ce8" style:family="table-cell" style:parent-style-name="Default" style:data-style-name="N118">
      <style:table-cell-properties fo:border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729cm" svg:height="11.117cm" svg:x="11.719cm" svg:y="5.943cm">
            <draw:object draw:notify-on-update-of-ranges="Sheet1.A18:Sheet1.A26 Sheet1.B17:Sheet1.B17 Sheet1.B18:Sheet1.B26 Sheet1.C18:Sheet1.C26 Sheet1.C18:Sheet1.C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21.738cm" svg:height="12.824cm" svg:x="42.83cm" svg:y="4.224cm">
            <draw:object draw:notify-on-update-of-ranges="Sheet1.M21:Sheet1.M21 Sheet1.M22:Sheet1.M24 Sheet1.N21:Sheet1.N21 Sheet1.N22:Sheet1.N24 Sheet1.O21:Sheet1.O21 Sheet1.O22:Sheet1.O24 Sheet1.P21:Sheet1.P21 Sheet1.P22:Sheet1.P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Preproc recalculated always and variable file buffer</text:p>
          </table:table-cell>
          <table:table-cell table:style-name="ce2" table:number-columns-repeated="2"/>
          <table:table-cell table:number-columns-repeated="3"/>
          <table:table-cell office:value-type="string" calcext:value-type="string">
            <text:p>Preproc static and variable file buffer</text:p>
          </table:table-cell>
          <table:table-cell table:number-columns-repeated="5"/>
          <table:table-cell office:value-type="string" calcext:value-type="string">
            <text:p>Preproc static and static file buff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style-name="ce2" office:value-type="string" calcext:value-type="string">
            <text:p>B/op 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llocs/op</text:p>
          </table:table-cell>
          <table:table-cell office:value-type="string" calcext:value-type="string">
            <text:p>stdev</text:p>
          </table:table-cell>
          <table:table-cell table:style-name="ce4"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style-name="ce2" office:value-type="string" calcext:value-type="string">
            <text:p>B/op 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llocs/op</text:p>
          </table:table-cell>
          <table:table-cell office:value-type="string" calcext:value-type="string">
            <text:p>stdev</text:p>
          </table:table-cell>
          <table:table-cell table:style-name="ce4"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style-name="ce2" office:value-type="string" calcext:value-type="string">
            <text:p>B/op 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llocs/op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MorisPrattFunction-8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3" office:value-type="float" office:value="264638296" calcext:value-type="float">
            <text:p>2,65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8986" calcext:value-type="float">
            <text:p>1,99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1.030144309" calcext:value-type="float">
            <text:p>1,030144309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64233968" calcext:value-type="float">
            <text:p>2,64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3813.5" calcext:value-type="float">
            <text:p>1,9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31020727" calcext:value-type="float">
            <text:p>0,931020727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3" office:value-type="float" office:value="16407024" calcext:value-type="float">
            <text:p>1,64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83057.5" calcext:value-type="float">
            <text:p>1,8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KurtMorisPrattFunction-8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3" office:value-type="float" office:value="264673224" calcext:value-type="float">
            <text:p>2,65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9009.5" calcext:value-type="float">
            <text:p>1,99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1.04182058" calcext:value-type="float">
            <text:p>1,04182058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64250968" calcext:value-type="float">
            <text:p>2,64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3812" calcext:value-type="float">
            <text:p>1,9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26771223" calcext:value-type="float">
            <text:p>0,926771223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16398808" calcext:value-type="float">
            <text:p>1,64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83053.5" calcext:value-type="float">
            <text:p>1,8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BoyerMooreFunction-8</text:p>
          </table:table-cell>
          <table:table-cell office:value-type="float" office:value="1.147" calcext:value-type="float">
            <text:p>1,147</text:p>
          </table:table-cell>
          <table:table-cell table:style-name="ce2" office:value-type="percentage" office:value="0.05" calcext:value-type="percentage">
            <text:p>5,00%</text:p>
          </table:table-cell>
          <table:table-cell table:style-name="ce3" office:value-type="float" office:value="264250424" calcext:value-type="float">
            <text:p>2,64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3812" calcext:value-type="float">
            <text:p>1,9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6107863935" calcext:value-type="float">
            <text:p>0,6107863935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3" office:value-type="float" office:value="264251440" calcext:value-type="float">
            <text:p>2,64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3842" calcext:value-type="float">
            <text:p>1,9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536967501" calcext:value-type="float">
            <text:p>0,536967501</text:p>
          </table:table-cell>
          <table:table-cell table:style-name="ce2" office:value-type="percentage" office:value="0.04" calcext:value-type="percentage">
            <text:p>4,00%</text:p>
          </table:table-cell>
          <table:table-cell table:style-name="ce3" office:value-type="float" office:value="16400000" calcext:value-type="float">
            <text:p>1,64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83050" calcext:value-type="float">
            <text:p>1,8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MorisPrattMainWord-8</text:p>
          </table:table-cell>
          <table:table-cell office:value-type="float" office:value="1.054" calcext:value-type="float">
            <text:p>1,054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3" office:value-type="float" office:value="261383496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8943.5" calcext:value-type="float">
            <text:p>1,59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1.040320727" calcext:value-type="float">
            <text:p>1,040320727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61099596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3735" calcext:value-type="float">
            <text:p>1,5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19520242" calcext:value-type="float">
            <text:p>0,919520242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13196676" calcext:value-type="float">
            <text:p>1,32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42908.5" calcext:value-type="float">
            <text:p>1,4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KurtMorisPrattMainWord-8</text:p>
          </table:table-cell>
          <table:table-cell office:value-type="float" office:value="1.083" calcext:value-type="float">
            <text:p>1,083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3" office:value-type="float" office:value="261379240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8947" calcext:value-type="float">
            <text:p>1,59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1.0462150545" calcext:value-type="float">
            <text:p>1,0462150545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61109868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3739.5" calcext:value-type="float">
            <text:p>1,5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21641442" calcext:value-type="float">
            <text:p>0,921641442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13192152" calcext:value-type="float">
            <text:p>1,32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42904" calcext:value-type="float">
            <text:p>1,4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BoyerMooreMainWord-8</text:p>
          </table:table-cell>
          <table:table-cell office:value-type="float" office:value="1.419" calcext:value-type="float">
            <text:p>1,419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261149928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3758" calcext:value-type="float">
            <text:p>1,5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663481788" calcext:value-type="float">
            <text:p>0,663481788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261088820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3758" calcext:value-type="float">
            <text:p>1,5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5851282445" calcext:value-type="float">
            <text:p>0,5851282445</text:p>
          </table:table-cell>
          <table:table-cell table:style-name="ce2" office:value-type="percentage" office:value="0.05" calcext:value-type="percentage">
            <text:p>5,00%</text:p>
          </table:table-cell>
          <table:table-cell table:style-name="ce3" office:value-type="float" office:value="13194184" calcext:value-type="float">
            <text:p>1,32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42905.5" calcext:value-type="float">
            <text:p>1,4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MorisPrattWindowWord-8</text:p>
          </table:table-cell>
          <table:table-cell office:value-type="float" office:value="1.029" calcext:value-type="float">
            <text:p>1,029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3" office:value-type="float" office:value="259491404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33189" calcext:value-type="float">
            <text:p>1,33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48649507" calcext:value-type="float">
            <text:p>0,948649507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259131728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27992" calcext:value-type="float">
            <text:p>1,28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8930176485" calcext:value-type="float">
            <text:p>0,8930176485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3" office:value-type="float" office:value="11304308" calcext:value-type="float">
            <text:p>1,13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17289.5" calcext:value-type="float">
            <text:p>1,17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KurtMorisPrattWindowWord-8</text:p>
          </table:table-cell>
          <table:table-cell office:value-type="float" office:value="1.035" calcext:value-type="float">
            <text:p>1,035</text:p>
          </table:table-cell>
          <table:table-cell table:style-name="ce2" office:value-type="percentage" office:value="0.04" calcext:value-type="percentage">
            <text:p>4,00%</text:p>
          </table:table-cell>
          <table:table-cell table:style-name="ce3" office:value-type="float" office:value="259502312" calcext:value-type="float">
            <text:p>2,60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33194.5" calcext:value-type="float">
            <text:p>1,33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554378345" calcext:value-type="float">
            <text:p>0,9554378345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3" office:value-type="float" office:value="259144932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27995.5" calcext:value-type="float">
            <text:p>1,28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879356282" calcext:value-type="float">
            <text:p>0,879356282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11299904" calcext:value-type="float">
            <text:p>1,13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17287" calcext:value-type="float">
            <text:p>1,17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BoyerMooreWindowWord-8</text:p>
          </table:table-cell>
          <table:table-cell office:value-type="float" office:value="1.189" calcext:value-type="float">
            <text:p>1,189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59168976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27997" calcext:value-type="float">
            <text:p>1,28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6132229035" calcext:value-type="float">
            <text:p>0,6132229035</text:p>
          </table:table-cell>
          <table:table-cell table:style-name="ce2" office:value-type="percentage" office:value="0.05" calcext:value-type="percentage">
            <text:p>5,00%</text:p>
          </table:table-cell>
          <table:table-cell table:style-name="ce3" office:value-type="float" office:value="259174304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28006.5" calcext:value-type="float">
            <text:p>1,28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5223911285" calcext:value-type="float">
            <text:p>0,5223911285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11302120" calcext:value-type="float">
            <text:p>1,13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17289.5" calcext:value-type="float">
            <text:p>1,17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SPEED DIFF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se/op</text:p>
          </table:table-cell>
          <table:table-cell table:style-name="ce2" office:value-type="string" calcext:value-type="string">
            <text:p>stdev</text:p>
          </table:table-cell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MorisPrattFunction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MorisPrattMain</text:p>
          </table:table-cell>
          <table:table-cell office:value-type="float" office:value="1.054" calcext:value-type="float">
            <text:p>1,054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2"/>
          <table:table-cell table:style-name="ce2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MorisPrattWindow</text:p>
          </table:table-cell>
          <table:table-cell office:value-type="float" office:value="1.029" calcext:value-type="float">
            <text:p>1,029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KurtMorisPrattFunction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1" calcext:value-type="percentage">
            <text:p>10,00%</text:p>
          </table:table-cell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office:value-type="string" calcext:value-type="string">
            <text:p>Długość słowa</text:p>
          </table:table-cell>
          <table:table-cell office:value-type="string" calcext:value-type="string">
            <text:p>MorisPratt</text:p>
          </table:table-cell>
          <table:table-cell office:value-type="string" calcext:value-type="string">
            <text:p>KurtMorisPratt</text:p>
          </table:table-cell>
          <table:table-cell office:value-type="string" calcext:value-type="string">
            <text:p>BoyerMo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tMorisPrattMain</text:p>
          </table:table-cell>
          <table:table-cell office:value-type="float" office:value="1.083" calcext:value-type="float">
            <text:p>1,083</text:p>
          </table:table-cell>
          <table:table-cell table:style-name="ce2" office:value-type="percentage" office:value="0.1" calcext:value-type="percentage">
            <text:p>10,00%</text:p>
          </table:table-cell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1.054" calcext:value-type="float">
            <text:p>1,054</text:p>
          </table:table-cell>
          <table:table-cell office:value-type="float" office:value="1.083" calcext:value-type="float">
            <text:p>1,083</text:p>
          </table:table-cell>
          <table:table-cell office:value-type="float" office:value="1.419" calcext:value-type="float">
            <text:p>1,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tMorisPrattWindow</text:p>
          </table:table-cell>
          <table:table-cell office:value-type="float" office:value="1.035" calcext:value-type="float">
            <text:p>1,035</text:p>
          </table:table-cell>
          <table:table-cell table:style-name="ce2" office:value-type="percentage" office:value="0.04" calcext:value-type="percentage">
            <text:p>4,00%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1.029" calcext:value-type="float">
            <text:p>1,029</text:p>
          </table:table-cell>
          <table:table-cell office:value-type="float" office:value="1.035" calcext:value-type="float">
            <text:p>1,035</text:p>
          </table:table-cell>
          <table:table-cell office:value-type="float" office:value="1.189" calcext:value-type="float">
            <text:p>1,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yerMooreFunction</text:p>
          </table:table-cell>
          <table:table-cell office:value-type="float" office:value="1.147" calcext:value-type="float">
            <text:p>1,147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 office:value-type="float" office:value="8" calcext:value-type="float">
            <text:p>8</text:p>
          </table:table-cell>
          <table:table-cell table:number-columns-repeated="2" office:value-type="float" office:value="1.074" calcext:value-type="float">
            <text:p>1,074</text:p>
          </table:table-cell>
          <table:table-cell office:value-type="float" office:value="1.147" calcext:value-type="float">
            <text:p>1,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yerMooreMain</text:p>
          </table:table-cell>
          <table:table-cell office:value-type="float" office:value="1.419" calcext:value-type="float">
            <text:p>1,419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BoyerMooreWindow</text:p>
          </table:table-cell>
          <table:table-cell office:value-type="float" office:value="1.189" calcext:value-type="float">
            <text:p>1,189</text:p>
          </table:table-cell>
          <table:table-cell table:style-name="ce2" office:value-type="percentage" office:value="0.01" calcext:value-type="percentage">
            <text:p>1,00%</text:p>
          </table:table-cell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3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number-columns-repeated="3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Test name</text:p>
          </table:table-cell>
          <table:table-cell table:style-name="ce1"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MorisPrattFunction</text:p>
          </table:table-cell>
          <table:table-cell table:style-name="ce1" office:value-type="float" office:value="1.030144309" calcext:value-type="float">
            <text:p>1,030144309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MorisPrattMain</text:p>
          </table:table-cell>
          <table:table-cell table:style-name="ce1" office:value-type="float" office:value="1.04182058" calcext:value-type="float">
            <text:p>1,04182058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MorisPrattWindow</text:p>
          </table:table-cell>
          <table:table-cell table:style-name="ce1" office:value-type="float" office:value="0.6107863935" calcext:value-type="float">
            <text:p>0,6107863935</text:p>
          </table:table-cell>
          <table:table-cell table:style-name="ce2" office:value-type="percentage" office:value="0.06" calcext:value-type="percentage">
            <text:p>6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office:value-type="string" calcext:value-type="string">
            <text:p>Długość słowa</text:p>
          </table:table-cell>
          <table:table-cell office:value-type="string" calcext:value-type="string">
            <text:p>MorisPratt</text:p>
          </table:table-cell>
          <table:table-cell office:value-type="string" calcext:value-type="string">
            <text:p>KurtMorisPratt</text:p>
          </table:table-cell>
          <table:table-cell office:value-type="string" calcext:value-type="string">
            <text:p>BoyerMo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tMorisPrattFunction</text:p>
          </table:table-cell>
          <table:table-cell table:style-name="ce1" office:value-type="float" office:value="1.040320727" calcext:value-type="float">
            <text:p>1,040320727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office:value-type="float" office:value="4" calcext:value-type="float">
            <text:p>4</text:p>
          </table:table-cell>
          <table:table-cell table:style-name="ce8" office:value-type="float" office:value="1.04182058" calcext:value-type="float">
            <text:p>1,042</text:p>
          </table:table-cell>
          <table:table-cell table:style-name="ce8" office:value-type="float" office:value="1.0462150545" calcext:value-type="float">
            <text:p>1,046</text:p>
          </table:table-cell>
          <table:table-cell table:style-name="ce8" office:value-type="float" office:value="0.9554378345" calcext:value-type="float">
            <text:p>0,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tMorisPrattMain</text:p>
          </table:table-cell>
          <table:table-cell table:style-name="ce1" office:value-type="float" office:value="1.0462150545" calcext:value-type="float">
            <text:p>1,0462150545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office:value-type="float" office:value="6" calcext:value-type="float">
            <text:p>6</text:p>
          </table:table-cell>
          <table:table-cell table:style-name="ce8" office:value-type="float" office:value="0.6107863935" calcext:value-type="float">
            <text:p>0,611</text:p>
          </table:table-cell>
          <table:table-cell table:style-name="ce8" office:value-type="float" office:value="0.663481788" calcext:value-type="float">
            <text:p>0,663</text:p>
          </table:table-cell>
          <table:table-cell table:style-name="ce8" office:value-type="float" office:value="0.6132229035" calcext:value-type="float">
            <text:p>0,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tMorisPrattWindow</text:p>
          </table:table-cell>
          <table:table-cell table:style-name="ce1" office:value-type="float" office:value="0.663481788" calcext:value-type="float">
            <text:p>0,663481788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office:value-type="float" office:value="8" calcext:value-type="float">
            <text:p>8</text:p>
          </table:table-cell>
          <table:table-cell table:style-name="ce8" office:value-type="float" office:value="1.030144309" calcext:value-type="float">
            <text:p>1,030</text:p>
          </table:table-cell>
          <table:table-cell table:style-name="ce8" office:value-type="float" office:value="1.040320727" calcext:value-type="float">
            <text:p>1,040</text:p>
          </table:table-cell>
          <table:table-cell table:style-name="ce8" office:value-type="float" office:value="0.948649507" calcext:value-type="float">
            <text:p>0,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yerMooreFunction</text:p>
          </table:table-cell>
          <table:table-cell table:style-name="ce1" office:value-type="float" office:value="0.948649507" calcext:value-type="float">
            <text:p>0,948649507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oyerMooreMain</text:p>
          </table:table-cell>
          <table:table-cell table:style-name="ce1" office:value-type="float" office:value="0.9554378345" calcext:value-type="float">
            <text:p>0,9554378345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yerMooreWindow</text:p>
          </table:table-cell>
          <table:table-cell table:style-name="ce1" office:value-type="float" office:value="0.6132229035" calcext:value-type="float">
            <text:p>0,6132229035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13"/>
          <table:table-cell>
            <draw:frame draw:z-index="5" draw:style-name="gr1" draw:text-style-name="P1" svg:width="21.485cm" svg:height="12.675cm" svg:x="1.063cm" svg:y="0.228cm">
              <draw:object draw:notify-on-update-of-ranges="Sheet1.M33:Sheet1.M33 Sheet1.M34:Sheet1.M36 Sheet1.N33:Sheet1.N33 Sheet1.N34:Sheet1.N36 Sheet1.O33:Sheet1.O33 Sheet1.O34:Sheet1.O36 Sheet1.P33:Sheet1.P33 Sheet1.P34:Sheet1.P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3"/>
          <table:table-cell>
            <draw:frame draw:z-index="1" draw:style-name="gr1" draw:text-style-name="P1" svg:width="19.853cm" svg:height="11.189cm" svg:x="1.351cm" svg:y="0.267cm">
              <draw:object draw:notify-on-update-of-ranges="Sheet1.A31:Sheet1.A39 Sheet1.B30:Sheet1.B30 Sheet1.B31:Sheet1.B39 Sheet1.C31:Sheet1.C39 Sheet1.C31:Sheet1.C3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name</text:p>
          </table:table-cell>
          <table:table-cell table:style-name="ce1"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risPrattFunction</text:p>
          </table:table-cell>
          <table:table-cell table:style-name="ce1" office:value-type="float" office:value="0.931020727" calcext:value-type="float">
            <text:p>0,931020727</text:p>
          </table:table-cell>
          <table:table-cell table:style-name="ce2" office:value-type="percentage" office:value="0.1" calcext:value-type="percentage">
            <text:p>10,00%</text:p>
          </table:table-cell>
          <table:table-cell table:number-columns-repeated="10"/>
          <table:table-cell table:style-name="ce8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orisPrattMainWord</text:p>
          </table:table-cell>
          <table:table-cell table:style-name="ce1" office:value-type="float" office:value="0.926771223" calcext:value-type="float">
            <text:p>0,926771223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10"/>
          <table:table-cell table:style-name="ce8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orisPrattWindowWord</text:p>
          </table:table-cell>
          <table:table-cell table:style-name="ce1" office:value-type="float" office:value="0.536967501" calcext:value-type="float">
            <text:p>0,536967501</text:p>
          </table:table-cell>
          <table:table-cell table:style-name="ce2" office:value-type="percentage" office:value="0.04" calcext:value-type="percentage">
            <text:p>4,00%</text:p>
          </table:table-cell>
          <table:table-cell table:number-columns-repeated="10"/>
          <table:table-cell table:style-name="ce8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KurtMorisPrattFunction</text:p>
          </table:table-cell>
          <table:table-cell table:style-name="ce1" office:value-type="float" office:value="0.919520242" calcext:value-type="float">
            <text:p>0,919520242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10"/>
          <table:table-cell table:style-name="ce8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KurtMorisPrattMainWord</text:p>
          </table:table-cell>
          <table:table-cell table:style-name="ce1" office:value-type="float" office:value="0.921641442" calcext:value-type="float">
            <text:p>0,921641442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rtMorisPrattWindowWord</text:p>
          </table:table-cell>
          <table:table-cell table:style-name="ce1" office:value-type="float" office:value="0.5851282445" calcext:value-type="float">
            <text:p>0,5851282445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yerMooreFunction</text:p>
          </table:table-cell>
          <table:table-cell table:style-name="ce1" office:value-type="float" office:value="0.8930176485" calcext:value-type="float">
            <text:p>0,8930176485</text:p>
          </table:table-cell>
          <table:table-cell table:style-name="ce2" office:value-type="percentage" office:value="0.06" calcext:value-type="percentage">
            <text:p>6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yerMooreMainWord</text:p>
          </table:table-cell>
          <table:table-cell table:style-name="ce1" office:value-type="float" office:value="0.879356282" calcext:value-type="float">
            <text:p>0,879356282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yerMooreWindowWord</text:p>
          </table:table-cell>
          <table:table-cell table:style-name="ce1" office:value-type="float" office:value="0.5223911285" calcext:value-type="float">
            <text:p>0,5223911285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16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3"/>
          <table:table-cell>
            <draw:frame draw:z-index="2" draw:style-name="gr1" draw:text-style-name="P1" svg:width="19.968cm" svg:height="11.253cm" svg:x="1.294cm" svg:y="0.183cm">
              <draw:object draw:notify-on-update-of-ranges="Sheet1.A46:Sheet1.A54 Sheet1.B45:Sheet1.B45 Sheet1.B46:Sheet1.B54 Sheet1.C46:Sheet1.C54 Sheet1.C46:Sheet1.C5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2"/>
          <table:table-cell>
            <draw:frame draw:z-index="6" draw:style-name="gr1" draw:text-style-name="P1" svg:width="21.337cm" svg:height="12.587cm" svg:x="1.101cm" svg:y="0.16cm">
              <draw:object draw:notify-on-update-of-ranges="Sheet1.M71:Sheet1.M71 Sheet1.M72:Sheet1.M74 Sheet1.N71:Sheet1.N71 Sheet1.N72:Sheet1.N74 Sheet1.O71:Sheet1.O71 Sheet1.O72:Sheet1.O74 Sheet1.P71:Sheet1.P71 Sheet1.P72:Sheet1.P7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MorisPratt</text:p>
          </table:table-cell>
          <table:table-cell office:value-type="string" calcext:value-type="string">
            <text:p>KurtMorisPratt</text:p>
          </table:table-cell>
          <table:table-cell office:value-type="string" calcext:value-type="string">
            <text:p>BoyerMoor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style-name="ce8" office:value-type="float" office:value="0.926771223" calcext:value-type="float">
            <text:p>0,927</text:p>
          </table:table-cell>
          <table:table-cell table:style-name="ce8" office:value-type="float" office:value="0.921641442" calcext:value-type="float">
            <text:p>0,922</text:p>
          </table:table-cell>
          <table:table-cell table:style-name="ce8" office:value-type="float" office:value="0.879356282" calcext:value-type="float">
            <text:p>0,87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table:style-name="ce8" office:value-type="float" office:value="0.536967501" calcext:value-type="float">
            <text:p>0,537</text:p>
          </table:table-cell>
          <table:table-cell table:style-name="ce8" office:value-type="float" office:value="0.5851282445" calcext:value-type="float">
            <text:p>0,585</text:p>
          </table:table-cell>
          <table:table-cell table:style-name="ce8" office:value-type="float" office:value="0.5223911285" calcext:value-type="float">
            <text:p>0,52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table:style-name="ce8" office:value-type="float" office:value="0.931020727" calcext:value-type="float">
            <text:p>0,931</text:p>
          </table:table-cell>
          <table:table-cell table:style-name="ce8" office:value-type="float" office:value="0.919520242" calcext:value-type="float">
            <text:p>0,920</text:p>
          </table:table-cell>
          <table:table-cell table:style-name="ce8" office:value-type="float" office:value="0.8930176485" calcext:value-type="float">
            <text:p>0,89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table:style-name="ce8" office:value-type="float" office:value="0.931020727" calcext:value-type="float">
            <text:p>0,931</text:p>
          </table:table-cell>
          <table:table-cell table:style-name="ce8" office:value-type="float" office:value="0.919520242" calcext:value-type="float">
            <text:p>0,920</text:p>
          </table:table-cell>
          <table:table-cell table:style-name="ce8" office:value-type="float" office:value="0.8930176485" calcext:value-type="float">
            <text:p>0,893</text:p>
          </table:table-cell>
          <table:table-cell table:number-columns-repeated="3"/>
        </table:table-row>
        <table:table-row table:style-name="ro1" table:number-rows-repeated="21">
          <table:table-cell table:number-columns-repeated="19"/>
        </table:table-row>
        <table:table-row table:style-name="ro1">
          <table:table-cell office:value-type="string" calcext:value-type="string">
            <text:p>Poprawione z wyrzuconymi outlierami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est name</text:p>
          </table:table-cell>
          <table:table-cell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orisPrattFunction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06" calcext:value-type="percentage">
            <text:p>6,0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orisPrattMain</text:p>
          </table:table-cell>
          <table:table-cell office:value-type="float" office:value="1.054" calcext:value-type="float">
            <text:p>1,054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orisPrattWindow</text:p>
          </table:table-cell>
          <table:table-cell office:value-type="float" office:value="1.029" calcext:value-type="float">
            <text:p>1,029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urtMorisPrattFunction</text:p>
          </table:table-cell>
          <table:table-cell office:value-type="float" office:value="1.069" calcext:value-type="float">
            <text:p>1,069</text:p>
          </table:table-cell>
          <table:table-cell table:style-name="ce2" office:value-type="percentage" office:value="0.04" calcext:value-type="percentage">
            <text:p>4,0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urtMorisPrattMain</text:p>
          </table:table-cell>
          <table:table-cell office:value-type="float" office:value="1.064" calcext:value-type="float">
            <text:p>1,064</text:p>
          </table:table-cell>
          <table:table-cell table:style-name="ce2" office:value-type="percentage" office:value="0.06" calcext:value-type="percentage">
            <text:p>6,0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urtMorisPrattWindow</text:p>
          </table:table-cell>
          <table:table-cell office:value-type="float" office:value="1.035" calcext:value-type="float">
            <text:p>1,035</text:p>
          </table:table-cell>
          <table:table-cell table:style-name="ce2" office:value-type="percentage" office:value="0.04" calcext:value-type="percentage">
            <text:p>4,0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oyerMooreFunction</text:p>
          </table:table-cell>
          <table:table-cell office:value-type="float" office:value="1.147" calcext:value-type="float">
            <text:p>1,147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oyerMooreMain</text:p>
          </table:table-cell>
          <table:table-cell office:value-type="float" office:value="1.419" calcext:value-type="float">
            <text:p>1,419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oyerMooreWindow</text:p>
          </table:table-cell>
          <table:table-cell office:value-type="float" office:value="1.189" calcext:value-type="float">
            <text:p>1,189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6"/>
          <table:table-cell>
            <draw:frame draw:z-index="3" draw:style-name="gr1" draw:text-style-name="P1" svg:width="23.048cm" svg:height="12.987cm" svg:x="0.018cm" svg:y="0cm">
              <draw:object draw:notify-on-update-of-ranges="Sheet1.B99:Sheet1.B107 Sheet1.C98:Sheet1.C98 Sheet1.C99:Sheet1.C107 Sheet1.D99:Sheet1.D107 Sheet1.D99:Sheet1.D10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30">
          <table:table-cell table:number-columns-repeated="19"/>
        </table:table-row>
        <table:table-row table:style-name="ro1">
          <table:table-cell table:number-columns-repeated="3"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długość słowa</text:p>
          </table:table-cell>
          <table:table-cell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risPrattMain</text:p>
          </table:table-cell>
          <table:table-cell office:value-type="float" office:value="4" calcext:value-type="float">
            <text:p>4</text:p>
          </table:table-cell>
          <table:table-cell office:value-type="float" office:value="1.054" calcext:value-type="float">
            <text:p>1,054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risPrattWindow</text:p>
          </table:table-cell>
          <table:table-cell office:value-type="float" office:value="7" calcext:value-type="float">
            <text:p>7</text:p>
          </table:table-cell>
          <table:table-cell office:value-type="float" office:value="1.029" calcext:value-type="float">
            <text:p>1,029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risPrattFunction</text:p>
          </table:table-cell>
          <table:table-cell office:value-type="float" office:value="8" calcext:value-type="float">
            <text:p>8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06" calcext:value-type="percentage">
            <text:p>6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rtMorisPrattMain</text:p>
          </table:table-cell>
          <table:table-cell table:number-columns-repeated="2" office:value-type="float" office:value="1.083" calcext:value-type="float">
            <text:p>1,083</text:p>
          </table:table-cell>
          <table:table-cell table:style-name="ce2" office:value-type="percentage" office:value="0.1" calcext:value-type="percentage">
            <text:p>10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rtMorisPrattFunction</text:p>
          </table:table-cell>
          <table:table-cell table:number-columns-repeated="2" office:value-type="float" office:value="1.074" calcext:value-type="float">
            <text:p>1,074</text:p>
          </table:table-cell>
          <table:table-cell table:style-name="ce2" office:value-type="percentage" office:value="0.1" calcext:value-type="percentage">
            <text:p>10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rtMorisPrattWindow</text:p>
          </table:table-cell>
          <table:table-cell table:number-columns-repeated="2" office:value-type="float" office:value="1.035" calcext:value-type="float">
            <text:p>1,035</text:p>
          </table:table-cell>
          <table:table-cell table:style-name="ce2" office:value-type="percentage" office:value="0.04" calcext:value-type="percentage">
            <text:p>4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yerMooreFunction</text:p>
          </table:table-cell>
          <table:table-cell table:number-columns-repeated="2" office:value-type="float" office:value="1.147" calcext:value-type="float">
            <text:p>1,147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yerMooreMain</text:p>
          </table:table-cell>
          <table:table-cell table:number-columns-repeated="2" office:value-type="float" office:value="1.419" calcext:value-type="float">
            <text:p>1,419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yerMooreWindow</text:p>
          </table:table-cell>
          <table:table-cell table:number-columns-repeated="2" office:value-type="float" office:value="1.189" calcext:value-type="float">
            <text:p>1,189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yerMooreFunction</text:p>
          </table:table-cell>
          <table:table-cell table:number-columns-repeated="2" office:value-type="float" office:value="1.147" calcext:value-type="float">
            <text:p>1,147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15"/>
        </table:table-row>
      </table:table>
      <table:table table:name="Arkusz2" table:style-name="ta1"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.00.0000</text:date>, <text:time style:data-style-name="N2" text:time-value="11:08:07.6426023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3:15:05.178068005</meta:creation-date>
    <dc:date>2025-01-27T13:39:23.601895358</dc:date>
    <meta:editing-duration>PT8H45M32S</meta:editing-duration>
    <meta:editing-cycles>17</meta:editing-cycles>
    <meta:generator>LibreOffice/24.8.4.2$Linux_X86_64 LibreOffice_project/480$Build-2</meta:generator>
    <meta:document-statistic meta:table-count="2" meta:cell-count="410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.5" chart:maximum="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21.486cm" svg:height="12.676cm" xlink:href=".." xlink:type="simple" chart:class="chart:bar" chart:style-name="ch1">
        <chart:legend chart:legend-position="end" svg:x="18.533cm" svg:y="5.541cm" style:legend-expansion="high" chart:style-name="ch2"/>
        <chart:plot-area chart:style-name="ch3" table:cell-range-address="Sheet1.M33:Sheet1.P36" chart:data-source-has-labels="both" svg:x="1.44cm" svg:y="0.253cm" svg:width="16.664cm" svg:height="11.189cm">
          <chart:coordinate-region svg:x="2.552cm" svg:y="0.452cm" svg:width="15.552cm" svg:height="10.343cm"/>
          <chart:axis chart:dimension="x" chart:name="primary-x" chart:style-name="ch4" chartooo:axis-type="auto">
            <chartooo:date-scale/>
            <chart:title svg:x="7.694cm" svg:y="11.695cm" chart:style-name="ch5">
              <text:p><text:span text:style-name="T1">Liczba liter szukanego słowa</text:span></text:p>
            </chart:title>
            <chart:categories table:cell-range-address="Sheet1.M34:Sheet1.M36"/>
          </chart:axis>
          <chart:axis chart:dimension="y" chart:name="primary-y" chart:style-name="ch6">
            <chart:title svg:x="0.451cm" svg:y="7.695cm" chart:style-name="ch7">
              <text:p><text:span text:style-name="T1">Czas na przeszukanie (s)</text:span></text:p>
            </chart:title>
            <chart:grid chart:style-name="ch8" chart:class="major"/>
          </chart:axis>
          <chart:series chart:style-name="ch9" chart:values-cell-range-address="Sheet1.N34:Sheet1.N36" chart:label-cell-address="Sheet1.N33:Sheet1.N33" chart:class="chart:bar">
            <chart:data-point chart:repeated="3"/>
          </chart:series>
          <chart:series chart:style-name="ch10" chart:values-cell-range-address="Sheet1.O34:Sheet1.O36" chart:label-cell-address="Sheet1.O33:Sheet1.O33" chart:class="chart:bar">
            <chart:data-point chart:repeated="3"/>
          </chart:series>
          <chart:series chart:style-name="ch11" chart:values-cell-range-address="Sheet1.P34:Sheet1.P36" chart:label-cell-address="Sheet1.P33:Sheet1.P3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isPratt</text:p>
                <draw:g>
                  <svg:desc>Sheet1.N33:Sheet1.N33</svg:desc>
                </draw:g>
              </table:table-cell>
              <table:table-cell office:value-type="string">
                <text:p>KurtMorisPratt</text:p>
                <draw:g>
                  <svg:desc>Sheet1.O33:Sheet1.O33</svg:desc>
                </draw:g>
              </table:table-cell>
              <table:table-cell office:value-type="string">
                <text:p>BoyerMoore</text:p>
                <draw:g>
                  <svg:desc>Sheet1.P33:Sheet1.P3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M34:Sheet1.M36</svg:desc>
                </draw:g>
              </table:table-cell>
              <table:table-cell office:value-type="float" office:value="1.04182058">
                <text:p>1.04182058</text:p>
                <draw:g>
                  <svg:desc>Sheet1.N34:Sheet1.N36</svg:desc>
                </draw:g>
              </table:table-cell>
              <table:table-cell office:value-type="float" office:value="1.0462150545">
                <text:p>1.0462150545</text:p>
                <draw:g>
                  <svg:desc>Sheet1.O34:Sheet1.O36</svg:desc>
                </draw:g>
              </table:table-cell>
              <table:table-cell office:value-type="float" office:value="0.9554378345">
                <text:p>0.9554378345</text:p>
                <draw:g>
                  <svg:desc>Sheet1.P34:Sheet1.P3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107863935">
                <text:p>0.6107863935</text:p>
              </table:table-cell>
              <table:table-cell office:value-type="float" office:value="0.663481788">
                <text:p>0.663481788</text:p>
              </table:table-cell>
              <table:table-cell office:value-type="float" office:value="0.6132229035">
                <text:p>0.61322290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30144309">
                <text:p>1.030144309</text:p>
              </table:table-cell>
              <table:table-cell office:value-type="float" office:value="1.040320727">
                <text:p>1.040320727</text:p>
              </table:table-cell>
              <table:table-cell office:value-type="float" office:value="0.948649507">
                <text:p>0.9486495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error-category="cell-range" chart:error-upper-range="Sheet1.C18:Sheet1.C26" chart:error-lower-range="Sheet1.C18:Sheet1.C26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18:Sheet1.C26" chart:error-lower-range="Sheet1.C18:Sheet1.C26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18:Sheet1.C26" chart:error-lower-range="Sheet1.C18:Sheet1.C2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73cm" svg:height="11.118cm" xlink:href=".." xlink:type="simple" chart:class="chart:bar" chart:style-name="ch1">
        <chart:title svg:x="3.244cm" svg:y="0.358cm" chart:style-name="ch2">
          <text:p><text:span text:style-name="T1">Różnica prędkość dla algorytmów w zależności od długości słowa</text:span></text:p>
        </chart:title>
        <chart:legend chart:legend-position="end" svg:x="18.134cm" svg:y="5.26cm" style:legend-expansion="high" chart:style-name="ch3"/>
        <chart:plot-area chart:style-name="ch4" table:cell-range-address="Sheet1.A17:Sheet1.B26" chart:data-source-has-labels="both" svg:x="1.403cm" svg:y="0.616cm" svg:width="16.164cm" svg:height="8.555cm">
          <chart:coordinate-region svg:x="2.763cm" svg:y="0.815cm" svg:width="14.804cm" svg:height="5.338cm"/>
          <chart:axis chart:dimension="x" chart:name="primary-x" chart:style-name="ch5" chartooo:axis-type="auto">
            <chartooo:date-scale/>
            <chart:title svg:x="8.042cm" svg:y="9.393cm" chart:style-name="ch2">
              <text:p><text:span text:style-name="T2">Algos on substrings</text:span></text:p>
            </chart:title>
            <chart:categories table:cell-range-address="Sheet1.A18:Sheet1.A26"/>
          </chart:axis>
          <chart:axis chart:dimension="y" chart:name="primary-y" chart:style-name="ch6">
            <chart:title svg:x="0.449cm" svg:y="5.418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Sheet1.B18:Sheet1.B26" chart:label-cell-address="Sheet1.B17:Sheet1.B17" chart:class="chart:bar">
            <chart:error-indicator chart:style-name="ch10" chart:dimension="y"/>
            <chart:data-point chart:style-name="ch11"/>
            <chart:data-point chart:repeated="2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/op</text:p>
                <draw:g>
                  <svg:desc>Sheet1.B17:Sheet1.B17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A18:Sheet1.A26</svg:desc>
                </draw:g>
              </table:table-cell>
              <table:table-cell office:value-type="float" office:value="1.074">
                <text:p>1.074</text:p>
                <draw:g>
                  <svg:desc>Sheet1.B18:Sheet1.B26</svg:desc>
                </draw:g>
              </table:table-cell>
              <table:table-cell office:value-type="float" office:value="0.06">
                <text:p>0.06</text:p>
                <draw:g>
                  <svg:desc>Sheet1.C18:Sheet1.C26</svg:desc>
                </draw:g>
              </table:table-cell>
              <table:table-cell office:value-type="float" office:value="0.06">
                <text:p>0.06</text:p>
                <draw:g>
                  <svg:desc>Sheet1.C18:Sheet1.C26</svg:desc>
                </draw:g>
              </table:table-cell>
            </table:table-row>
            <table:table-row>
              <table:table-cell office:value-type="string">
                <text:p>MorisPrattMain</text:p>
              </table:table-cell>
              <table:table-cell office:value-type="float" office:value="1.054">
                <text:p>1.05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MorisPrattWindow</text:p>
              </table:table-cell>
              <table:table-cell office:value-type="float" office:value="1.029">
                <text:p>1.02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1.074">
                <text:p>1.07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urtMorisPrattMain</text:p>
              </table:table-cell>
              <table:table-cell office:value-type="float" office:value="1.083">
                <text:p>1.08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urtMorisPrattWindow</text:p>
              </table:table-cell>
              <table:table-cell office:value-type="float" office:value="1.035">
                <text:p>1.03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1.147">
                <text:p>1.14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BoyerMooreMain</text:p>
              </table:table-cell>
              <table:table-cell office:value-type="float" office:value="1.419">
                <text:p>1.41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Window</text:p>
              </table:table-cell>
              <table:table-cell office:value-type="float" office:value="1.189">
                <text:p>1.18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heet1.C31:Sheet1.C39" chart:error-lower-range="Sheet1.C31:Sheet1.C39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5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31:Sheet1.C39" chart:error-lower-range="Sheet1.C31:Sheet1.C39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1:Sheet1.C39" chart:error-lower-range="Sheet1.C31:Sheet1.C39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854cm" svg:height="11.19cm" xlink:href=".." xlink:type="simple" chart:class="chart:bar" chart:style-name="ch1">
        <chart:title svg:x="5.281cm" svg:y="0.359cm" chart:style-name="ch2">
          <text:p><text:span text:style-name="T1">Speed Between Algos preproc change for BM</text:span></text:p>
        </chart:title>
        <chart:legend chart:legend-position="end" svg:x="18.086cm" svg:y="5.296cm" style:legend-expansion="high" chart:style-name="ch3"/>
        <chart:plot-area chart:style-name="ch4" table:cell-range-address="Sheet1.A30:Sheet1.B39" chart:data-source-has-labels="both" svg:x="1.408cm" svg:y="1.361cm" svg:width="16.281cm" svg:height="8.625cm">
          <chart:coordinate-region svg:x="2.759cm" svg:y="1.56cm" svg:width="14.93cm" svg:height="5.409cm"/>
          <chart:axis chart:dimension="x" chart:name="primary-x" chart:style-name="ch5" chartooo:axis-type="auto">
            <chartooo:date-scale/>
            <chart:title svg:x="8.105cm" svg:y="10.209cm" chart:style-name="ch2">
              <text:p><text:span text:style-name="T2">Algos on substrings</text:span></text:p>
            </chart:title>
            <chart:categories table:cell-range-address="Sheet1.A31:Sheet1.A39"/>
          </chart:axis>
          <chart:axis chart:dimension="y" chart:name="primary-y" chart:style-name="ch6">
            <chart:title svg:x="0.451cm" svg:y="6.198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Sheet1.B31:Sheet1.B39" chart:label-cell-address="Sheet1.B30:Sheet1.B30" chart:class="chart:bar">
            <chart:error-indicator chart:style-name="ch10" chart:dimension="y"/>
            <chart:data-point chart:repeated="3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B30:Sheet1.B30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A31:Sheet1.A39</svg:desc>
                </draw:g>
              </table:table-cell>
              <table:table-cell office:value-type="float" office:value="1.030144309">
                <text:p>1.030144309</text:p>
                <draw:g>
                  <svg:desc>Sheet1.B31:Sheet1.B39</svg:desc>
                </draw:g>
              </table:table-cell>
              <table:table-cell office:value-type="float" office:value="0.01">
                <text:p>0.01</text:p>
                <draw:g>
                  <svg:desc>Sheet1.C31:Sheet1.C39</svg:desc>
                </draw:g>
              </table:table-cell>
              <table:table-cell office:value-type="float" office:value="0.01">
                <text:p>0.01</text:p>
                <draw:g>
                  <svg:desc>Sheet1.C31:Sheet1.C39</svg:desc>
                </draw:g>
              </table:table-cell>
            </table:table-row>
            <table:table-row>
              <table:table-cell office:value-type="string">
                <text:p>MorisPrattMain</text:p>
              </table:table-cell>
              <table:table-cell office:value-type="float" office:value="1.04182058">
                <text:p>1.0418205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MorisPrattWindow</text:p>
              </table:table-cell>
              <table:table-cell office:value-type="float" office:value="0.6107863935">
                <text:p>0.610786393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1.040320727">
                <text:p>1.04032072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urtMorisPrattMain</text:p>
              </table:table-cell>
              <table:table-cell office:value-type="float" office:value="1.0462150545">
                <text:p>1.046215054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urtMorisPrattWindow</text:p>
              </table:table-cell>
              <table:table-cell office:value-type="float" office:value="0.663481788">
                <text:p>0.66348178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0.948649507">
                <text:p>0.94864950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Main</text:p>
              </table:table-cell>
              <table:table-cell office:value-type="float" office:value="0.9554378345">
                <text:p>0.955437834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BoyerMooreWindow</text:p>
              </table:table-cell>
              <table:table-cell office:value-type="float" office:value="0.6132229035">
                <text:p>0.613222903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heet1.C46:Sheet1.C54" chart:error-lower-range="Sheet1.C46:Sheet1.C54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4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46:Sheet1.C54" chart:error-lower-range="Sheet1.C46:Sheet1.C54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46:Sheet1.C54" chart:error-lower-range="Sheet1.C46:Sheet1.C54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969cm" svg:height="11.254cm" xlink:href=".." xlink:type="simple" chart:class="chart:bar" chart:style-name="ch1">
        <chart:title svg:x="3.75cm" svg:y="0.361cm" chart:style-name="ch2">
          <text:p><text:span text:style-name="T1">Speed Between Algos after static preproc and static file buffer</text:span></text:p>
        </chart:title>
        <chart:legend chart:legend-position="end" svg:x="18.201cm" svg:y="5.328cm" style:legend-expansion="high" chart:style-name="ch3"/>
        <chart:plot-area chart:style-name="ch4" table:cell-range-address="Sheet1.A45:Sheet1.B54" chart:data-source-has-labels="both" svg:x="1.41cm" svg:y="1.365cm" svg:width="16.392cm" svg:height="8.683cm">
          <chart:coordinate-region svg:x="2.755cm" svg:y="1.564cm" svg:width="15.047cm" svg:height="4.954cm"/>
          <chart:axis chart:dimension="x" chart:name="primary-x" chart:style-name="ch5" chartooo:axis-type="auto">
            <chartooo:date-scale/>
            <chart:title svg:x="8.163cm" svg:y="10.273cm" chart:style-name="ch2">
              <text:p><text:span text:style-name="T2">Algos on substrings</text:span></text:p>
            </chart:title>
            <chart:categories table:cell-range-address="Sheet1.A46:Sheet1.A54"/>
          </chart:axis>
          <chart:axis chart:dimension="y" chart:name="primary-y" chart:style-name="ch6">
            <chart:title svg:x="0.451cm" svg:y="6.231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Sheet1.B46:Sheet1.B54" chart:label-cell-address="Sheet1.B45:Sheet1.B45" chart:class="chart:bar">
            <chart:error-indicator chart:style-name="ch10" chart:dimension="y"/>
            <chart:data-point chart:repeated="3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B45:Sheet1.B45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A46:Sheet1.A54</svg:desc>
                </draw:g>
              </table:table-cell>
              <table:table-cell office:value-type="float" office:value="0.931020727">
                <text:p>0.931020727</text:p>
                <draw:g>
                  <svg:desc>Sheet1.B46:Sheet1.B54</svg:desc>
                </draw:g>
              </table:table-cell>
              <table:table-cell office:value-type="float" office:value="0.1">
                <text:p>0.1</text:p>
                <draw:g>
                  <svg:desc>Sheet1.C46:Sheet1.C54</svg:desc>
                </draw:g>
              </table:table-cell>
              <table:table-cell office:value-type="float" office:value="0.1">
                <text:p>0.1</text:p>
                <draw:g>
                  <svg:desc>Sheet1.C46:Sheet1.C54</svg:desc>
                </draw:g>
              </table:table-cell>
            </table:table-row>
            <table:table-row>
              <table:table-cell office:value-type="string">
                <text:p>MorisPrattMainWord</text:p>
              </table:table-cell>
              <table:table-cell office:value-type="float" office:value="0.926771223">
                <text:p>0.92677122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MorisPrattWindowWord</text:p>
              </table:table-cell>
              <table:table-cell office:value-type="float" office:value="0.536967501">
                <text:p>0.536967501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0.919520242">
                <text:p>0.91952024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KurtMorisPrattMainWord</text:p>
              </table:table-cell>
              <table:table-cell office:value-type="float" office:value="0.921641442">
                <text:p>0.92164144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urtMorisPrattWindowWord</text:p>
              </table:table-cell>
              <table:table-cell office:value-type="float" office:value="0.5851282445">
                <text:p>0.585128244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0.8930176485">
                <text:p>0.893017648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BoyerMooreMainWord</text:p>
              </table:table-cell>
              <table:table-cell office:value-type="float" office:value="0.879356282">
                <text:p>0.87935628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BoyerMooreWindowWord</text:p>
              </table:table-cell>
              <table:table-cell office:value-type="float" office:value="0.5223911285">
                <text:p>0.522391128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.8" chart:maximum="1.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21.739cm" svg:height="12.825cm" xlink:href=".." xlink:type="simple" chart:class="chart:bar" chart:style-name="ch1">
        <chart:legend chart:legend-position="end" svg:x="18.786cm" svg:y="5.615cm" style:legend-expansion="high" chart:style-name="ch2"/>
        <chart:plot-area chart:style-name="ch3" table:cell-range-address="Sheet1.M21:Sheet1.P24" chart:data-source-has-labels="both" svg:x="1.445cm" svg:y="0.256cm" svg:width="16.907cm" svg:height="11.332cm">
          <chart:coordinate-region svg:x="2.174cm" svg:y="0.256cm" svg:width="16.178cm" svg:height="10.685cm"/>
          <chart:axis chart:dimension="x" chart:name="primary-x" chart:style-name="ch4" chartooo:axis-type="auto">
            <chartooo:date-scale/>
            <chart:title svg:x="7.82cm" svg:y="11.844cm" chart:style-name="ch5">
              <text:p><text:span text:style-name="T1">Liczba liter szukanego słowa</text:span></text:p>
            </chart:title>
            <chart:categories table:cell-range-address="Sheet1.M22:Sheet1.M24"/>
          </chart:axis>
          <chart:axis chart:dimension="y" chart:name="primary-y" chart:style-name="ch6">
            <chart:title svg:x="0.451cm" svg:y="7.77cm" chart:style-name="ch7">
              <text:p><text:span text:style-name="T1">Czas na przeszukanie (s)</text:span></text:p>
            </chart:title>
            <chart:grid chart:style-name="ch8" chart:class="major"/>
          </chart:axis>
          <chart:series chart:style-name="ch9" chart:values-cell-range-address="Sheet1.N22:Sheet1.N24" chart:label-cell-address="Sheet1.N21:Sheet1.N21" chart:class="chart:bar">
            <chart:data-point chart:repeated="3"/>
          </chart:series>
          <chart:series chart:style-name="ch10" chart:values-cell-range-address="Sheet1.O22:Sheet1.O24" chart:label-cell-address="Sheet1.O21:Sheet1.O21" chart:class="chart:bar">
            <chart:data-point chart:repeated="3"/>
          </chart:series>
          <chart:series chart:style-name="ch11" chart:values-cell-range-address="Sheet1.P22:Sheet1.P24" chart:label-cell-address="Sheet1.P21:Sheet1.P2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isPratt</text:p>
                <draw:g>
                  <svg:desc>Sheet1.N21:Sheet1.N21</svg:desc>
                </draw:g>
              </table:table-cell>
              <table:table-cell office:value-type="string">
                <text:p>KurtMorisPratt</text:p>
                <draw:g>
                  <svg:desc>Sheet1.O21:Sheet1.O21</svg:desc>
                </draw:g>
              </table:table-cell>
              <table:table-cell office:value-type="string">
                <text:p>BoyerMoore</text:p>
                <draw:g>
                  <svg:desc>Sheet1.P21:Sheet1.P2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M22:Sheet1.M24</svg:desc>
                </draw:g>
              </table:table-cell>
              <table:table-cell office:value-type="float" office:value="1.054">
                <text:p>1.054</text:p>
                <draw:g>
                  <svg:desc>Sheet1.N22:Sheet1.N24</svg:desc>
                </draw:g>
              </table:table-cell>
              <table:table-cell office:value-type="float" office:value="1.083">
                <text:p>1.083</text:p>
                <draw:g>
                  <svg:desc>Sheet1.O22:Sheet1.O24</svg:desc>
                </draw:g>
              </table:table-cell>
              <table:table-cell office:value-type="float" office:value="1.419">
                <text:p>1.419</text:p>
                <draw:g>
                  <svg:desc>Sheet1.P22:Sheet1.P2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9">
                <text:p>1.029</text:p>
              </table:table-cell>
              <table:table-cell office:value-type="float" office:value="1.035">
                <text:p>1.035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4">
                <text:p>1.074</text:p>
              </table:table-cell>
              <table:table-cell office:value-type="float" office:value="1.074">
                <text:p>1.074</text:p>
              </table:table-cell>
              <table:table-cell office:value-type="float" office:value="1.147">
                <text:p>1.1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error-category="cell-range" chart:error-upper-range="Sheet1.D99:Sheet1.D107" chart:error-lower-range="Sheet1.D99:Sheet1.D107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D99:Sheet1.D107" chart:error-lower-range="Sheet1.D99:Sheet1.D107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D99:Sheet1.D107" chart:error-lower-range="Sheet1.D99:Sheet1.D10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3.049cm" svg:height="12.988cm" xlink:href=".." xlink:type="simple" chart:class="chart:bar" chart:style-name="ch1">
        <chart:title svg:x="5.44cm" svg:y="0.395cm" chart:style-name="ch2">
          <text:p><text:span text:style-name="T1">Speed Between Algos on first attempt after removed outliers</text:span></text:p>
        </chart:title>
        <chart:legend chart:legend-position="end" svg:x="21.281cm" svg:y="6.195cm" style:legend-expansion="high" chart:style-name="ch3"/>
        <chart:plot-area chart:style-name="ch4" table:cell-range-address="Sheet1.B98:Sheet1.C107" chart:data-source-has-labels="both" svg:x="1.977cm" svg:y="1.495cm" svg:width="18.515cm" svg:height="9.451cm">
          <chart:coordinate-region svg:x="3.199cm" svg:y="1.694cm" svg:width="17.293cm" svg:height="6.234cm"/>
          <chart:axis chart:dimension="x" chart:name="primary-x" chart:style-name="ch5" chartooo:axis-type="auto">
            <chartooo:date-scale/>
            <chart:title svg:x="9.791cm" svg:y="11.205cm" chart:style-name="ch2">
              <text:p><text:span text:style-name="T2">Algos on substrings</text:span></text:p>
            </chart:title>
            <chart:categories table:cell-range-address="Sheet1.B99:Sheet1.B107"/>
          </chart:axis>
          <chart:axis chart:dimension="y" chart:name="primary-y" chart:style-name="ch6">
            <chart:title svg:x="0.957cm" svg:y="6.745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Sheet1.C99:Sheet1.C107" chart:label-cell-address="Sheet1.C98:Sheet1.C98" chart:class="chart:bar">
            <chart:error-indicator chart:style-name="ch10" chart:dimension="y"/>
            <chart:data-point chart:style-name="ch11"/>
            <chart:data-point chart:repeated="2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C98:Sheet1.C98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B99:Sheet1.B107</svg:desc>
                </draw:g>
              </table:table-cell>
              <table:table-cell office:value-type="float" office:value="1.074">
                <text:p>1.074</text:p>
                <draw:g>
                  <svg:desc>Sheet1.C99:Sheet1.C107</svg:desc>
                </draw:g>
              </table:table-cell>
              <table:table-cell office:value-type="float" office:value="0.06">
                <text:p>0.06</text:p>
                <draw:g>
                  <svg:desc>Sheet1.D99:Sheet1.D107</svg:desc>
                </draw:g>
              </table:table-cell>
              <table:table-cell office:value-type="float" office:value="0.06">
                <text:p>0.06</text:p>
                <draw:g>
                  <svg:desc>Sheet1.D99:Sheet1.D107</svg:desc>
                </draw:g>
              </table:table-cell>
            </table:table-row>
            <table:table-row>
              <table:table-cell office:value-type="string">
                <text:p>MorisPrattMain</text:p>
              </table:table-cell>
              <table:table-cell office:value-type="float" office:value="1.054">
                <text:p>1.05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MorisPrattWindow</text:p>
              </table:table-cell>
              <table:table-cell office:value-type="float" office:value="1.029">
                <text:p>1.02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1.069">
                <text:p>1.069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KurtMorisPrattMain</text:p>
              </table:table-cell>
              <table:table-cell office:value-type="float" office:value="1.064">
                <text:p>1.06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KurtMorisPrattWindow</text:p>
              </table:table-cell>
              <table:table-cell office:value-type="float" office:value="1.035">
                <text:p>1.03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1.147">
                <text:p>1.14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BoyerMooreMain</text:p>
              </table:table-cell>
              <table:table-cell office:value-type="float" office:value="1.419">
                <text:p>1.41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Window</text:p>
              </table:table-cell>
              <table:table-cell office:value-type="float" office:value="1.189">
                <text:p>1.18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.4" chart:maximum="1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21.338cm" svg:height="12.588cm" xlink:href=".." xlink:type="simple" chart:class="chart:bar" chart:style-name="ch1">
        <chart:legend chart:legend-position="end" svg:x="18.385cm" svg:y="5.497cm" style:legend-expansion="high" chart:style-name="ch2"/>
        <chart:plot-area chart:style-name="ch3" table:cell-range-address="Sheet1.M71:Sheet1.P74" chart:data-source-has-labels="both" svg:x="1.437cm" svg:y="0.251cm" svg:width="16.522cm" svg:height="11.105cm">
          <chart:coordinate-region svg:x="2.549cm" svg:y="0.45cm" svg:width="15.41cm" svg:height="10.259cm"/>
          <chart:axis chart:dimension="x" chart:name="primary-x" chart:style-name="ch4" chartooo:axis-type="auto">
            <chartooo:date-scale/>
            <chart:title svg:x="7.62cm" svg:y="11.607cm" chart:style-name="ch5">
              <text:p><text:span text:style-name="T1">Liczba liter szukanego słowa</text:span></text:p>
            </chart:title>
            <chart:categories table:cell-range-address="Sheet1.M72:Sheet1.M74"/>
          </chart:axis>
          <chart:axis chart:dimension="y" chart:name="primary-y" chart:style-name="ch6">
            <chart:title svg:x="0.451cm" svg:y="7.651cm" chart:style-name="ch7">
              <text:p><text:span text:style-name="T1">Czas na przeszukanie (s)</text:span></text:p>
            </chart:title>
            <chart:grid chart:style-name="ch8" chart:class="major"/>
          </chart:axis>
          <chart:series chart:style-name="ch9" chart:values-cell-range-address="Sheet1.N72:Sheet1.N74" chart:label-cell-address="Sheet1.N71:Sheet1.N71" chart:class="chart:bar">
            <chart:data-point chart:repeated="3"/>
          </chart:series>
          <chart:series chart:style-name="ch10" chart:values-cell-range-address="Sheet1.O72:Sheet1.O74" chart:label-cell-address="Sheet1.O71:Sheet1.O71" chart:class="chart:bar">
            <chart:data-point chart:repeated="3"/>
          </chart:series>
          <chart:series chart:style-name="ch11" chart:values-cell-range-address="Sheet1.P72:Sheet1.P74" chart:label-cell-address="Sheet1.P71:Sheet1.P7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isPratt</text:p>
                <draw:g>
                  <svg:desc>Sheet1.N71:Sheet1.N71</svg:desc>
                </draw:g>
              </table:table-cell>
              <table:table-cell office:value-type="string">
                <text:p>KurtMorisPratt</text:p>
                <draw:g>
                  <svg:desc>Sheet1.O71:Sheet1.O71</svg:desc>
                </draw:g>
              </table:table-cell>
              <table:table-cell office:value-type="string">
                <text:p>BoyerMoore</text:p>
                <draw:g>
                  <svg:desc>Sheet1.P71:Sheet1.P7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M72:Sheet1.M74</svg:desc>
                </draw:g>
              </table:table-cell>
              <table:table-cell office:value-type="float" office:value="0.926771223">
                <text:p>0.926771223</text:p>
                <draw:g>
                  <svg:desc>Sheet1.N72:Sheet1.N74</svg:desc>
                </draw:g>
              </table:table-cell>
              <table:table-cell office:value-type="float" office:value="0.921641442">
                <text:p>0.921641442</text:p>
                <draw:g>
                  <svg:desc>Sheet1.O72:Sheet1.O74</svg:desc>
                </draw:g>
              </table:table-cell>
              <table:table-cell office:value-type="float" office:value="0.879356282">
                <text:p>0.879356282</text:p>
                <draw:g>
                  <svg:desc>Sheet1.P72:Sheet1.P7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36967501">
                <text:p>0.536967501</text:p>
              </table:table-cell>
              <table:table-cell office:value-type="float" office:value="0.5851282445">
                <text:p>0.5851282445</text:p>
              </table:table-cell>
              <table:table-cell office:value-type="float" office:value="0.5223911285">
                <text:p>0.52239112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31020727">
                <text:p>0.931020727</text:p>
              </table:table-cell>
              <table:table-cell office:value-type="float" office:value="0.919520242">
                <text:p>0.919520242</text:p>
              </table:table-cell>
              <table:table-cell office:value-type="float" office:value="0.8930176485">
                <text:p>0.89301764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